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4e4c" officeooo:paragraph-rsid="00034e4c"/>
    </style:style>
    <style:style style:name="P2" style:family="paragraph" style:parent-style-name="Standard">
      <style:text-properties style:font-name="Arial" officeooo:rsid="00034e4c" officeooo:paragraph-rsid="00034e4c"/>
    </style:style>
    <style:style style:name="P3" style:family="paragraph" style:parent-style-name="Standard">
      <style:text-properties style:font-name="Arial" fo:font-size="16pt" fo:font-weight="bold" officeooo:rsid="00034e4c" officeooo:paragraph-rsid="00034e4c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officeooo:rsid="0004dd6c" officeooo:paragraph-rsid="0004dd6c"/>
    </style:style>
    <style:style style:name="P5" style:family="paragraph" style:parent-style-name="Standard">
      <style:text-properties style:font-name="Arial" officeooo:rsid="000577a2" officeooo:paragraph-rsid="000577a2"/>
    </style:style>
    <style:style style:name="P6" style:family="paragraph" style:parent-style-name="Standard">
      <style:text-properties style:font-name="Arial" officeooo:rsid="0006ba46" officeooo:paragraph-rsid="0006ba46"/>
    </style:style>
    <style:style style:name="P7" style:family="paragraph" style:parent-style-name="Standard">
      <style:text-properties style:font-name="Arial" officeooo:rsid="0007ec7e" officeooo:paragraph-rsid="0007ec7e"/>
    </style:style>
    <style:style style:name="P8" style:family="paragraph" style:parent-style-name="Standard">
      <style:text-properties style:font-name="Arial" officeooo:rsid="0009e6cd" officeooo:paragraph-rsid="000c27a5"/>
    </style:style>
    <style:style style:name="P9" style:family="paragraph" style:parent-style-name="Standard">
      <style:text-properties fo:color="#800000" style:font-name="Arial" officeooo:rsid="00034e4c" officeooo:paragraph-rsid="00034e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officeooo:rsid="000577a2"/>
    </style:style>
    <style:style style:name="T4" style:family="text">
      <style:text-properties officeooo:rsid="0006ba46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c27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villas italiennes aux Xvème et XVIème siècles : </text:p>
      <text:p text:style-name="P2">- villa : maison de campagne cf fiche : grandes dimension, luxueux, entourer de jardin, contacte avec monde hellénistique, contacte avec la nature, médiation, colonne, statue</text:p>
      <text:p text:style-name="P2">=architecture philosophique de l’époque + de la renaissance</text:p>
      <text:p text:style-name="P2">ouasif : vient de là</text:p>
      <text:p text:style-name="P2"/>
      <text:p text:style-name="P2">Pline le Jeune </text:p>
      <text:p text:style-name="P2">Négoctium </text:p>
      <text:p text:style-name="P1"/>
      <text:p text:style-name="P9">→ Villa Adriana (Rome) </text:p>
      <text:p text:style-name="P9">→ Villa des Mystère </text:p>
      <text:p text:style-name="P2"/>
      <text:p text:style-name="P2">Harmonie esthétique, traité architectures : Léon Battista Alberti et Andre Palladio </text:p>
      <text:p text:style-name="P2"/>
      <text:p text:style-name="P2">→ les Villas du Quattrocento : </text:p>
      <text:p text:style-name="P2"><text:span text:style-name="T1">Villa Médicis di Fiesole</text:span> : une des premières fait par les Médicis, fait par Michelozzo, sous la demande de Cosme. </text:p>
      <text:p text:style-name="P2">« villa château » </text:p>
      <text:p text:style-name="P2">Villa sur une colline </text:p>
      <text:p text:style-name="P2">Vasari (Toscan) : admiratif de Michelozzo et œuvres de Fiesole</text:p>
      <text:p text:style-name="P2"/>
      <text:p text:style-name="P4"><text:span text:style-name="T2">→ les jardins italien</text:span> : jardin à l’italienne, inspirer des romains : présence aquatique (fontaine), verdure, sculptures antique et symétrie parfaite </text:p>
      <text:p text:style-name="P4"/>
      <text:p text:style-name="P4"><text:span text:style-name="T2">→ Villa Medicea in Poggi al Calano </text:span>: symétrie façade </text:p>
      <text:p text:style-name="P4"/>
      <text:p text:style-name="P4"><text:span text:style-name="T2">→ Villa Farnesina 1509 11</text:span> : dessiné par Baldassar Tommaso </text:p>
      <text:p text:style-name="P4"/>
      <text:p text:style-name="P4">apparatient au confiant de Jules II <text:s/>= Chigi</text:p>
      <text:p text:style-name="P4">frise ! Montre enfant : putti </text:p>
      <text:p text:style-name="P4"/>
      <text:p text:style-name="P4"><text:span text:style-name="T3">-</text:span><text:span text:style-name="T2">Loggia de Psyché</text:span> : par Raphaël et son atelier : constitue pour rentrer dans le bâtiment </text:p>
      <text:p text:style-name="P4">guirlande de feuilles fai liens avec le jardin et l’intérieur </text:p>
      <text:p text:style-name="P4"><text:span text:style-name="T3">-</text:span><text:span text:style-name="T2"> Loggia di Galatea</text:span> : Raphael : putti : fresque de petit taille : amour du cyclope et Polypherme : astrologie, zodiaque </text:p>
      <text:p text:style-name="P5">salles des perspectives </text:p>
      <text:p text:style-name="P5">illusion de décor faux = trompe l’oeil</text:p>
      <text:p text:style-name="P5">- chambre à coucher : alexandre et roxanne : thèmes antique comme dans tout les décors de la villa</text:p>
      <text:p text:style-name="P5">chigi et alexandra </text:p>
      <text:p text:style-name="P5"/>
      <text:p text:style-name="P5">mythologie, thèmes antique, amour .. </text:p>
      <text:p text:style-name="P5"/>
      <text:p text:style-name="P5">Villa d’Este à Tivoli : commader par Ippolito d’Este jardin très luxueux <text:span text:style-name="T4">style baroque (maniérisme) </text:span></text:p>
      <text:p text:style-name="P5"/>
      <text:p text:style-name="P6">villa vénitienne</text:p>
      <text:p text:style-name="P6"/>
      <text:p text:style-name="P7"><text:span text:style-name="T5">Le dessin à la Renaissance </text:span>: Michel-Ange &amp; Raphael</text:p>
      <text:p text:style-name="P7"/>
      <text:p text:style-name="P7">→ retour à l’antique</text:p>
      <text:p text:style-name="P7">→ papier et imprimerie </text:p>
      <text:p text:style-name="P7"><text:soft-page-break/>créeation chapelle sixtine = 4ans</text:p>
      <text:p text:style-name="P8">- dessin archi &amp;figure</text:p>
      <text:p text:style-name="P8"><text:span text:style-name="T6">vottoria di colonna:amour = fait portait : important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46:05.289000000</meta:creation-date>
    <meta:generator>LibreOffice/5.3.7.2$Windows_X86_64 LibreOffice_project/6b8ed514a9f8b44d37a1b96673cbbdd077e24059</meta:generator>
    <dc:date>2018-03-26T15:32:09.178000000</dc:date>
    <meta:editing-duration>PT1H24M43S</meta:editing-duration>
    <meta:editing-cycles>5</meta:editing-cycles>
    <meta:document-statistic meta:table-count="0" meta:image-count="0" meta:object-count="0" meta:page-count="2" meta:paragraph-count="35" meta:word-count="306" meta:character-count="1841" meta:non-whitespace-character-count="1547"/>
  </office:meta>
</office:document-meta>
</file>